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5f8" officeooo:paragraph-rsid="000165f8"/>
    </style:style>
    <style:style style:name="P2" style:family="paragraph" style:parent-style-name="Text_20_body">
      <style:text-properties officeooo:rsid="0002902d" officeooo:paragraph-rsid="0002902d"/>
    </style:style>
    <style:style style:name="P3" style:family="paragraph" style:parent-style-name="Text_20_body">
      <style:text-properties officeooo:rsid="000467a9" officeooo:paragraph-rsid="000467a9"/>
    </style:style>
    <style:style style:name="P4" style:family="paragraph" style:parent-style-name="Text_20_body">
      <style:text-properties officeooo:rsid="0005d3b9" officeooo:paragraph-rsid="0005d3b9"/>
    </style:style>
    <style:style style:name="P5" style:family="paragraph" style:parent-style-name="Text_20_body">
      <style:text-properties officeooo:rsid="00079427" officeooo:paragraph-rsid="00079427"/>
    </style:style>
    <style:style style:name="P6" style:family="paragraph" style:parent-style-name="Text_20_body">
      <style:text-properties officeooo:rsid="0009021f" officeooo:paragraph-rsid="0009021f"/>
    </style:style>
    <style:style style:name="P7" style:family="paragraph" style:parent-style-name="Text_20_body">
      <style:text-properties officeooo:rsid="000c0764" officeooo:paragraph-rsid="000debd3"/>
    </style:style>
    <style:style style:name="P8" style:family="paragraph" style:parent-style-name="Text_20_body">
      <style:text-properties officeooo:rsid="000debd3" officeooo:paragraph-rsid="000debd3"/>
    </style:style>
    <style:style style:name="P9" style:family="paragraph" style:parent-style-name="Text_20_body" style:list-style-name="L1">
      <style:text-properties officeooo:rsid="00018662" officeooo:paragraph-rsid="00018662"/>
    </style:style>
    <style:style style:name="P10" style:family="paragraph" style:parent-style-name="Text_20_body" style:list-style-name="L1">
      <style:text-properties officeooo:rsid="00018662" officeooo:paragraph-rsid="0002902d"/>
    </style:style>
    <style:style style:name="P11" style:family="paragraph" style:parent-style-name="Text_20_body" style:list-style-name="L2">
      <style:text-properties officeooo:rsid="0002902d" officeooo:paragraph-rsid="0002902d"/>
    </style:style>
    <style:style style:name="P12" style:family="paragraph" style:parent-style-name="Text_20_body" style:list-style-name="L3">
      <style:text-properties officeooo:rsid="000ece2a" officeooo:paragraph-rsid="000ece2a"/>
    </style:style>
    <style:style style:name="P13" style:family="paragraph" style:parent-style-name="Text_20_body" style:list-style-name="L3">
      <style:text-properties officeooo:rsid="00105cd1" officeooo:paragraph-rsid="00105cd1"/>
    </style:style>
    <style:style style:name="P14" style:family="paragraph" style:parent-style-name="Text_20_body" style:list-style-name="L4">
      <style:text-properties officeooo:rsid="000467a9" officeooo:paragraph-rsid="000467a9"/>
    </style:style>
    <style:style style:name="P15" style:family="paragraph" style:parent-style-name="Text_20_body" style:list-style-name="L5">
      <style:text-properties officeooo:rsid="000544be" officeooo:paragraph-rsid="000544be"/>
    </style:style>
    <style:style style:name="P16" style:family="paragraph" style:parent-style-name="Text_20_body" style:list-style-name="L5">
      <style:text-properties officeooo:rsid="0005d3b9" officeooo:paragraph-rsid="0005d3b9"/>
    </style:style>
    <style:style style:name="P17" style:family="paragraph" style:parent-style-name="Heading_20_2">
      <style:text-properties officeooo:rsid="000165f8" officeooo:paragraph-rsid="000165f8"/>
    </style:style>
    <style:style style:name="P18" style:family="paragraph" style:parent-style-name="Heading_20_3">
      <style:text-properties officeooo:rsid="000165f8" officeooo:paragraph-rsid="000165f8"/>
    </style:style>
    <style:style style:name="P19" style:family="paragraph" style:parent-style-name="Heading_20_3">
      <style:text-properties officeooo:paragraph-rsid="0002902d"/>
    </style:style>
    <style:style style:name="P20" style:family="paragraph" style:parent-style-name="Heading_20_3">
      <style:text-properties officeooo:rsid="0005d3b9" officeooo:paragraph-rsid="000debd3"/>
    </style:style>
    <style:style style:name="P21" style:family="paragraph" style:parent-style-name="Heading_20_3">
      <style:text-properties officeooo:paragraph-rsid="000debd3"/>
    </style:style>
    <style:style style:name="T1" style:family="text">
      <style:text-properties officeooo:rsid="000165f8"/>
    </style:style>
    <style:style style:name="T2" style:family="text">
      <style:text-properties officeooo:rsid="00018662"/>
    </style:style>
    <style:style style:name="T3" style:family="text">
      <style:text-properties officeooo:rsid="0002902d"/>
    </style:style>
    <style:style style:name="T4" style:family="text">
      <style:text-properties officeooo:rsid="000467a9"/>
    </style:style>
    <style:style style:name="T5" style:family="text">
      <style:text-properties officeooo:rsid="0005d3b9"/>
    </style:style>
    <style:style style:name="T6" style:family="text">
      <style:text-properties officeooo:rsid="00079427"/>
    </style:style>
    <style:style style:name="T7" style:family="text">
      <style:text-properties officeooo:rsid="000a8341"/>
    </style:style>
    <style:style style:name="T8" style:family="text">
      <style:text-properties officeooo:rsid="000c0764"/>
    </style:style>
    <style:style style:name="T9" style:family="text">
      <style:text-properties officeooo:rsid="000debd3"/>
    </style:style>
    <style:style style:name="T10" style:family="text">
      <style:text-properties officeooo:rsid="000ece2a"/>
    </style:style>
    <style:style style:name="T11" style:family="text">
      <style:text-properties officeooo:rsid="00105cd1"/>
    </style:style>
    <style:style style:name="T12" style:family="text">
      <style:text-properties officeooo:rsid="001112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TabScore Installation</text:h>
      <text:h text:style-name="P18" text:outline-level="3">Prerequisites</text:h>
      <text:p text:style-name="P5">A server PC with <text:span text:style-name="T1">Windows 10 (which includes Internet Information Services (IIS) 10), <text:s/>.NET Framework 4.6.1 and ASP.NET 4.7</text:span></text:p>
      <text:p text:style-name="P4">A local wireless (Wi-Fi) network, <text:span text:style-name="T6">ideally using a dedicated network and router not connected to the internet</text:span></text:p>
      <text:p text:style-name="P5">Tablets, phones or other devices with an internet browser that supports Javascript (ie any mainstream browser). <text:s/>For a<text:span text:style-name="T7">n Android</text:span> <text:span text:style-name="T7">full-screen </text:span>locked-down browser, Fully Kiosk Browser (<text:a xlink:type="simple" xlink:href="https://www.ozerov.de/fully-kiosk-browser/" text:style-name="Internet_20_link" text:visited-style-name="Visited_20_Internet_20_Link">https://www.ozerov.de/fully-kiosk-browser/</text:a>) has been used successfully</text:p>
      <text:h text:style-name="P18" text:outline-level="3">IIS Installation</text:h>
      <text:p text:style-name="P1">To install the necessary <text:span text:style-name="T5">IIS</text:span> features <text:span text:style-name="T7">on the server PC</text:span>:</text:p>
      <text:list xml:id="list1154278636467702284" text:style-name="L1">
        <text:list-item>
          <text:p text:style-name="P9">Control Panel – Programs – Programs and Features - <text:s/>Turn Windows features on or off (requires Administrator privileges)</text:p>
        </text:list-item>
        <text:list-item>
          <text:p text:style-name="P9">Ensure that the following are selected:</text:p>
          <text:list>
            <text:list-item>
              <text:p text:style-name="P9">.NET Framework 4.7 Advanced Services</text:p>
            </text:list-item>
            <text:list-item>
              <text:p text:style-name="P9">Internet Information Services</text:p>
            </text:list-item>
            <text:list-item>
              <text:p text:style-name="P9">Internet Information Services/Web Management Tools/IIS Management Console</text:p>
            </text:list-item>
            <text:list-item>
              <text:p text:style-name="P10">Internet Information Services/World Wide Web Services</text:p>
            </text:list-item>
            <text:list-item>
              <text:p text:style-name="P10">Internet Information Services/World Wide Web Services/Application Development Features/<text:span text:style-name="T3">ASP.NET 4.7</text:span></text:p>
            </text:list-item>
          </text:list>
        </text:list-item>
      </text:list>
      <text:h text:style-name="P19" text:outline-level="3">Configure Windows De<text:span text:style-name="T1">fender Firewall</text:span></text:h>
      <text:p text:style-name="P2">To enable Port 80 <text:span text:style-name="T7">on the server PC </text:span>for incoming browser requests:</text:p>
      <text:list xml:id="list2931312702920321020" text:style-name="L2">
        <text:list-item>
          <text:p text:style-name="P11">Control Panel – System and Security – Windows Defender Firewall</text:p>
        </text:list-item>
        <text:list-item>
          <text:p text:style-name="P11">Advanced settings (requires Administrator privileges)</text:p>
        </text:list-item>
        <text:list-item>
          <text:p text:style-name="P11">Inbound Rules – New Rule.</text:p>
        </text:list-item>
        <text:list-item>
          <text:p text:style-name="P11">Port, TCP, Specific Local Ports = 80</text:p>
        </text:list-item>
        <text:list-item>
          <text:p text:style-name="P11">Allow, Private</text:p>
        </text:list-item>
        <text:list-item>
          <text:p text:style-name="P11">Name the rule something meaningful (eg Tabscore Port 80) and Finish</text:p>
        </text:list-item>
      </text:list>
      <text:h text:style-name="P20" text:outline-level="3">Configure <text:span text:style-name="T9">Network</text:span></text:h>
      <text:p text:style-name="P8">Various network configu<text:span text:style-name="T12">rations</text:span> are possible. <text:s/><text:span text:style-name="T10">The essential requirement is that the tablet browsers can find the server PC across the network. <text:s/>One approach is to use a static IP address for the server PC:</text:span></text:p>
      <text:list xml:id="list7014093606493140368" text:style-name="L3">
        <text:list-item>
          <text:p text:style-name="P12"><text:soft-page-break/>Log on to the router and set a DHCP device reservation (static IP<text:span text:style-name="T11">v4</text:span> address) for the <text:span text:style-name="T11">server PC. <text:s/>An IP address something like 192.168.0.100 is probably suitable.</text:span></text:p>
        </text:list-item>
        <text:list-item>
          <text:p text:style-name="P13">This may require the PC's physical MAC address. <text:s/>This can be found by opening a command prompt (cmd.exe) and typing 'ipconfig /all'.</text:p>
        </text:list-item>
      </text:list>
      <text:h text:style-name="P20" text:outline-level="3">Configure Tablet Browser</text:h>
      <text:p text:style-name="P7"><text:span text:style-name="T12">If you've set a static IP address for the server PC, i</text:span>n the tablet browser use this IP address as the default URL. <text:s/>If IIS is working correctly, the tablet browser should display the default IIS webpage. <text:s/>The browser will need to be refreshed/restarted when ready to start scoring.</text:p>
      <text:h text:style-name="P21" text:outline-level="3">Copy Files</text:h>
      <text:p text:style-name="P2">Copy <text:span text:style-name="T4">files and folder to the following locations, creating folders if necessary:</text:span></text:p>
      <text:list xml:id="list3781069796142104611" text:style-name="L4">
        <text:list-item>
          <text:p text:style-name="P14">TabScore folder to C:\inetpub\wwwroot</text:p>
        </text:list-item>
        <text:list-item>
          <text:p text:style-name="P14">TabScoreStarter folder to C:\Program Files (x86)</text:p>
        </text:list-item>
        <text:list-item>
          <text:p text:style-name="P14">TabScoreDB.txt to C:\Public\TabScore</text:p>
        </text:list-item>
      </text:list>
      <text:h text:style-name="P18" text:outline-level="3">Configure IIS</text:h>
      <text:p text:style-name="P3">Open the <text:span text:style-name="T2">Internet Information Services </text:span>(IIS) Manager:</text:p>
      <text:list xml:id="list3975960389755395086" text:style-name="L5">
        <text:list-item>
          <text:p text:style-name="P15">Sites – Default Website – Stop</text:p>
        </text:list-item>
        <text:list-item>
          <text:p text:style-name="P15">Application Pools – Add Application Pool...</text:p>
          <text:list>
            <text:list-item>
              <text:p text:style-name="P15">Name = TabScoreAppPool</text:p>
            </text:list-item>
            <text:list-item>
              <text:p text:style-name="P16">Start applciation pool immediately</text:p>
            </text:list-item>
          </text:list>
        </text:list-item>
        <text:list-item>
          <text:p text:style-name="P15">TabScoreAppPool – Advanced Settings...</text:p>
          <text:list>
            <text:list-item>
              <text:p text:style-name="P15">Enable 32-Bit Applications = True</text:p>
            </text:list-item>
          </text:list>
        </text:list-item>
        <text:list-item>
          <text:p text:style-name="P15">Sites – Add Website...</text:p>
          <text:list>
            <text:list-item>
              <text:p text:style-name="P15">Site name: = TabScore</text:p>
            </text:list-item>
            <text:list-item>
              <text:p text:style-name="P15">Application <text:span text:style-name="T8">p</text:span>ool: = TabScoreAppPool</text:p>
            </text:list-item>
            <text:list-item>
              <text:p text:style-name="P15">Physical path: C:\inetpub\wwwroot\TabScore</text:p>
            </text:list-item>
            <text:list-item>
              <text:p text:style-name="P16">Start Website immediately</text:p>
            </text:list-item>
          </text:list>
        </text:list-item>
      </text:list>
      <text:h text:style-name="P18" text:outline-level="3">Modify Scoring Program</text:h>
      <text:p text:style-name="P4">If the scoring program starts Bridgemate BCS or other wireless scoring software, point it to <text:span text:style-name="T4">C:\Program Files (x86)</text:span>\TabScoreStarter\TabScoreStarter.exe</text:p>
      <text:p text:style-name="P6">In EBUScore, this is done from the BridgeMate Scoring/Admin tab and BCS Scoring Program – Browse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8:04:27.982000000</meta:creation-date>
    <dc:date>2018-11-16T07:25:26.508000000</dc:date>
    <meta:editing-duration>PT1H11M53S</meta:editing-duration>
    <meta:editing-cycles>6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49" meta:word-count="466" meta:character-count="3140" meta:non-whitespace-character-count="2732"/>
  </office:meta>
</office:document-meta>
</file>